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25f787" officeooo:paragraph-rsid="0008e828"/>
    </style:style>
    <style:style style:name="P2" style:family="paragraph" style:parent-style-name="Standard">
      <style:text-properties officeooo:rsid="0026c5c3" officeooo:paragraph-rsid="0008e828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280c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5. Codificar estos <text:span text:style-name="T1">números</text:span> enteros usando modulo y signo y un byte para representarlos:</text:p>
      <text:p text:style-name="P1"/>
      <text:p text:style-name="P1">-12: <text:span text:style-name="T2">1101 0001 0010</text:span></text:p>
      <text:p text:style-name="P2">23: <text:span text:style-name="T2">1100 0010 0011</text:span></text:p>
      <text:p text:style-name="P2">34: <text:span text:style-name="T2">1100 0011 0100</text:span></text:p>
      <text:p text:style-name="P2">-45: <text:span text:style-name="T2">1101 0100 0101</text:span></text:p>
      <text:p text:style-name="P2">99: <text:span text:style-name="T2">1100 1001 100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30T10:42:57.720400600</meta:creation-date>
    <dc:date>2025-09-30T10:43:06.194073300</dc:date>
    <meta:editing-duration>PT8S</meta:editing-duration>
    <meta:editing-cycles>1</meta:editing-cycles>
    <meta:document-statistic meta:table-count="0" meta:image-count="0" meta:object-count="0" meta:page-count="1" meta:paragraph-count="6" meta:word-count="34" meta:character-count="179" meta:non-whitespace-character-count="151"/>
    <meta:generator>LibreOffice/25.8.1.1$Windows_X86_64 LibreOffice_project/54047653041915e595ad4e45cccea684809c77b5</meta:generator>
  </office:meta>
</office:document-meta>
</file>